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officeooo:rsid="0001028a" officeooo:paragraph-rsid="0001028a"/>
    </style:style>
    <style:style style:name="P2" style:family="paragraph" style:parent-style-name="Standard">
      <style:text-properties officeooo:rsid="0001d07c" officeooo:paragraph-rsid="0001d07c"/>
    </style:style>
    <style:style style:name="T1" style:family="text">
      <style:text-properties officeooo:rsid="0001028a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Pg 192</text:p>
      <text:p text:style-name="P2"/>
      <text:p text:style-name="P2"/>
      <text:p text:style-name="P2">C H A P T E R E I G H T</text:p>
      <text:p text:style-name="P2">8.TALENT NOT REQUIRED</text:p>
      <text:p text:style-name="P2">THE NIGHT BEFORE THE FIRST LONG-DISTANCE TRIATHLON IN MY LIFE, I STOOD WITH</text:p>
      <text:p text:style-name="P2">my mother on the deck of a sprawling, seven-million-dollar beach house in</text:p>
      <text:p text:style-name="P2">Kona watching the moonlight play on the water. Most people know Kona, a</text:p>
      <text:p text:style-name="P2">gorgeous town on the west coast of the island of Hawaii, and triathlons in</text:p>
      <text:p text:style-name="P2">general, thanks to the Ironman World Championships. Although there are far</text:p>
      <text:p text:style-name="P2">more Olympic distance and shorter sprint triathlons held around the world</text:p>
      <text:p text:style-name="P2">than there are Ironman events, it was the original Ironman in Kona that</text:p>
      <text:p text:style-name="P2">placed the sport on the international radar. It starts with a 2.4-mile swim</text:p>
      <text:p text:style-name="P2">followed by a 112-mile bike ride, and closes with a marathon run. Add to</text:p>
      <text:p text:style-name="P2">that stiff and shifting winds and blistering heat corridors reflected by harsh</text:p>
      <text:p text:style-name="P2">lava fields, and the race reduces most competitors to open blisters of raw</text:p>
      <text:p text:style-name="P2">anguish, but I wasn’t here for that. I came to Kona to compete in a less</text:p>
      <text:p text:style-name="P2">celebrated form of even more intense masochism. I was there to compete for</text:p>
      <text:p text:style-name="P2">the title of Ultraman.</text:p>
      <text:p text:style-name="P2">Over the next three days I would swim 6.2 miles, ride 261 miles, and run a</text:p>
      <text:p text:style-name="P2">double marathon, covering the entire perimeter of the Big Island of Hawaii.</text:p>
      <text:p text:style-name="P2">Once again, I was raising money for the Special Operations Warrior</text:p>
      <text:p text:style-name="P2">Foundation, and because I’d been written up and interviewed on camera</text:p>
      <text:p text:style-name="P2">after Badwater, I was invited by a multi-millionaire I’d never met to stay in</text:p>
      <text:p text:style-name="P2">his absurd palace on the sand in the run-up to the Ultraman World</text:p>
      <text:p text:style-name="P2">Championships in November 2006.</text:p>
      <text:p text:style-name="P2">It was a generous gesture, but I was so focused on becoming the very best</text:p>
      <text:p text:style-name="P2">version of myself his glitz didn’t impress me. In my mind, I still hadn’t</text:p>
      <text:p text:style-name="P2">achieved shit. If anything, staying in his house only inflated the chip on my</text:p>
      <text:p text:style-name="P2">shoulder. He would never have invited my wanna-be-thug ass to come chill</text:p>
      <text:p text:style-name="P2">with him in Kona luxury back in the day. He only reached out because I’d</text:p>
      <text:p text:style-name="P2">become somebody a rich guy like him wanted to know. Still, I appreciated</text:p>
      <text:p text:style-name="P2">being able to show my mom a better life, and whenever I was offered a taste,</text:p>
      <text:p text:style-name="P2">I invited her to experience it with me. She’d swallowed more pain than</text:p>
      <text:p text:style-name="P2">anyone I’d ever known, and I wanted to remind her that we’d climbed out of</text:p>
      <text:p text:style-name="P2">that gutter, while I kept my own gaze locked at sewer level. We didn’t live in</text:p>
      <text:p text:style-name="P2">that $7 a month place in Brazil anymore, but I was still paying rent on that</text:p>
      <text:p text:style-name="P2">motherfucker, and will be for the rest of my life.</text:p>
      <text:p text:style-name="P2">The race launched from the beach beside the pier in downtown Kona—the</text:p>
      <text:p text:style-name="P2">same start line as the Ironman World Championships, but there wasn’t much</text:p>
      <text:p text:style-name="P2">of a crowd for our race. There were only thirty athletes in the entire field</text:p>
      <text:p text:style-name="P2">compared to over 1,200 in the Ironman! It was such a small group I could</text:p>
      <text:p text:style-name="P2">look every one of my competitors in the eye and size them up, which is how</text:p>
      <text:p text:style-name="P2">I noticed the hardest man on the beach. I never did catch his name, but I’ll</text:p>
      <text:p text:style-name="P2">always remember him because he was in a wheelchair. Talk about heart.</text:p>
      <text:p text:style-name="P2">That man had a presence beyond his stature.</text:p>
      <text:p text:style-name="P2">He was fucking immense!</text:p>
      <text:p text:style-name="P2">Ever since I’d started up in BUD/S, I’d been in search of people like that.</text:p>
      <text:p text:style-name="P2">Men and women with an uncommon way of thinking. One thing that</text:p>
      <text:p text:style-name="P2"><text:soft-page-break/>surprised me about military special operations was that some of the guys</text:p>
      <text:p text:style-name="P2">lived so mainstream. They weren’t trying to push themselves every day of</text:p>
      <text:p text:style-name="P2">their lives, and I wanted to be around people who thought and trained</text:p>
      <text:p text:style-name="P2">uncommon 24/7, not just when duty called. That man had every excuse in</text:p>
      <text:p text:style-name="P2">the world to be at home, but he was ready to do one of the hardest stage</text:p>
      <text:p text:style-name="P2">races in the world, something 99.9 percent of the public wouldn’t even</text:p>
      <text:p text:style-name="P2">consider, and with just his two arms! To me, he was what ultra racing was all</text:p>
      <text:p text:style-name="P2">about, and its why after Badwater I’d become hooked on this world. Talent</text:p>
      <text:p text:style-name="P2">wasn’t required for this sport. It was all about heart and hard work, and it</text:p>
      <text:p text:style-name="P2">delivered relentless challenge after relentless challenge, always demanding</text:p>
      <text:p text:style-name="P2">more.</text:p>
      <text:p text:style-name="P2">But that doesn’t mean I was well-prepared for this race. I still didn’t own a</text:p>
      <text:p text:style-name="P2">bike. I borrowed one three weeks earlier from another friend. It was a</text:p>
      <text:p text:style-name="P2">Griffin, an uber-high-end bicycle custom made for my friend who was even</text:p>
      <text:p text:style-name="P2">bigger than I was. I borrowed his clip-in shoes too, which were just shy of</text:p>
      <text:p text:style-name="P2">clown-sized. I filled the empty space with thick socks and compression tape,</text:p>
      <text:p text:style-name="P2">and didn’t take the time to learn bike mechanics before leaving for Kona.</text:p>
      <text:p text:style-name="P2">Changing tires, fixing chains and spokes, all the stuff I know how to do now,</text:p>
      <text:p text:style-name="P2">I hadn’t learned yet. I just borrowed the bike and logged over 1,000 miles in</text:p>
      <text:p text:style-name="P2">the three weeks prior to Ultraman. I’d wake up at 4 a.m. and get one</text:p>
      <text:p text:style-name="P2">hundred-mile rides in before work. On weekends I’d ride 125 miles, get off</text:p>
      <text:p text:style-name="P2">the bike and run a marathon, but I only did six training swims, just two in the</text:p>
      <text:p text:style-name="P2">open water, and in the ultra octagon all your weaknesses are revealed.</text:p>
      <text:p text:style-name="P2">The ten-kilometer swim should have taken me about two and a half hours to</text:p>
      <text:p text:style-name="P2">complete, but it took me over three, and it hurt. I was dressed in a sleeveless</text:p>
      <text:p text:style-name="P2">wetsuit for buoyancy, but it was too tight under my arms, and within thirty</text:p>
      <text:p text:style-name="P2">minutes my armpits began to chafe. An hour later the salty edge of my suit</text:p>
      <text:p text:style-name="P2">had become sandpaper that ripped my skin with every stroke. I switched</text:p>
      <text:p text:style-name="P2">from freestyle to side stroke and back again, desperate for comfort that never</text:p>
      <text:p text:style-name="P2">came. Every revolution of my arms cut my skin raw and bloody on both</text:p>
      <text:p text:style-name="P2">sides.</text:p>
      <text:p text:style-name="P2">Coming out of the water at Ultraman</text:p>
      <text:p text:style-name="P2">Plus, the sea was choppy as hell. I drank sea water, my stomach flipped and</text:p>
      <text:p text:style-name="P2">flopped like a fish suffocating in fresh air, and I puked a half dozen times at</text:p>
      <text:p text:style-name="P2">least. Because of the pain, my poor mechanics, and the strong current, I</text:p>
      <text:p text:style-name="P2">swam a meandering line that stretched to seven and a half miles. All of that</text:p>
      <text:p text:style-name="P2">in order to clear what was supposed to be a 6.2-mile swim. My legs were</text:p>
      <text:p text:style-name="P2">jelly when I staggered to shore, and my vision rocked like a teeter totter</text:p>
      <text:p text:style-name="P2">during an earthquake. I had to lie down, then crawl behind the bathrooms,</text:p>
      <text:p text:style-name="P2">where I vomited again. Other swimmers gathered in the transition area,</text:p>
      <text:p text:style-name="P2">hopped into their saddles, and pedaled off into the lava fields in a blink. We</text:p>
      <text:p text:style-name="P2">still had a ninety-mile bike ride to knock off before the day was done, and</text:p>
      <text:p text:style-name="P2">they were getting after it while I was still on my knees. Right on time, those</text:p>
      <text:p text:style-name="P2">simple questions bubbled to the surface.</text:p>
      <text:p text:style-name="P2">Why the fuck am I even out here?</text:p>
      <text:p text:style-name="P2">I’m not a triathlete!</text:p>
      <text:p text:style-name="P2">I’m chafed to hell, sick as fuck, and the first part of the ride is all uphill!</text:p>
      <text:p text:style-name="P2">Why do you keep doing this to yourself, Goggins?</text:p>
      <text:p text:style-name="P2">I sounded like a whiny bitch, but I knew finding some comfort would help</text:p>
      <text:p text:style-name="P2"><text:soft-page-break/>me hem my vagina, so I paid no attention to the other athletes who eased</text:p>
      <text:p text:style-name="P2">through their transition. I had to focus on getting my legs under me and</text:p>
      <text:p text:style-name="P2">slowing my spun-out mind. First I got some food down, a little at a time.</text:p>
      <text:p text:style-name="P2">Then I treated the cuts under my arms. Most triathletes don’t change their</text:p>
      <text:p text:style-name="P2">clothes. I did. I slipped on some comfortable bike shorts and a lycra shirt,</text:p>
      <text:p text:style-name="P2">and fifteen minutes later I was upright, in the saddle, and climbing into the</text:p>
      <text:p text:style-name="P2">lava fields. For the first twenty minutes I was still nauseous. I pedaled and</text:p>
      <text:p text:style-name="P2">puked, replenished my fluids, and puked again. Through it all, I gave myself</text:p>
      <text:p text:style-name="P2">one job: stay in the fight! Stay in it long enough to find a foothold.</text:p>
      <text:p text:style-name="P2">Ten miles later, as the road rose onto the shoulders of a giant volcano and the</text:p>
      <text:p text:style-name="P2">incline increased, I shook off my sea legs and found momentum. Riders</text:p>
      <text:p text:style-name="P2">appeared ahead like bogeys on a radar, and I picked them off, one by one.</text:p>
      <text:p text:style-name="P2">Victory was a cure-all. Each time I passed another motherfucker I got less</text:p>
      <text:p text:style-name="P2">and less sick. I was in fourteenth place when I saddled up, but by the time I</text:p>
      <text:p text:style-name="P2">approached the end of that ninety-mile leg there was only one man in front</text:p>
      <text:p text:style-name="P2">of me. Gary Wang, the favorite in the race.</text:p>
      <text:p text:style-name="P2">As I hammered toward the finish line I could see a reporter and</text:p>
      <text:p text:style-name="P2">photographer from Triathlete magazine interviewing him. None of them</text:p>
      <text:p text:style-name="P2">expected to see my black ass, and they all watched me carefully. During the</text:p>
      <text:p text:style-name="P2">four months since Badwater, I’d often dreamt of being in position to win an</text:p>
      <text:p text:style-name="P2">ultra race, and as I coasted past Gary and those reporters, I knew the moment</text:p>
      <text:p text:style-name="P2">had arrived, and my expectations were intergalactic.</text:p>
      <text:p text:style-name="P2">The following morning, we lined up for the second stage, a 171-mile bike</text:p>
      <text:p text:style-name="P2">ride through the mountains and back toward the west coast. Gary Wang had</text:p>
      <text:p text:style-name="P2">a buddy in the race, Jeff Landauer, aka the Land Shark, and those two rode</text:p>
      <text:p text:style-name="P2">together. Gary had done the race before and knew the terrain. I didn’t, and</text:p>
      <text:p text:style-name="P2">by mile one hundred, I was roughly six minutes off the lead.</text:p>
      <text:p text:style-name="P2">As usual, my mother and Kate were my two-headed support crew. They</text:p>
      <text:p text:style-name="P2">handed me replacement water bottles, packets of GU, and protein drinks</text:p>
      <text:p text:style-name="P2">from the side of the road, which I consumed in motion to keep my glycogen</text:p>
      <text:p text:style-name="P2">and electrolyte levels up. I’d become much more scientific about my</text:p>
      <text:p text:style-name="P2">nutrition since that Myoplex and Ritz cracker meltdown in San Diego, and</text:p>
      <text:p text:style-name="P2">with the biggest climb of the day looming into view I needed to be ready to</text:p>
      <text:p text:style-name="P2">roar. On a bicycle, mountains produce pain, and pain was my business. As</text:p>
      <text:p text:style-name="P2">the road peaked in pitch, I put my head down and hammered as hard as I</text:p>
      <text:p text:style-name="P2">could. My lungs heaved until they were flipped inside out and back again.</text:p>
      <text:p text:style-name="P2">My heart was a pounding bass line. When I crested the pass, my mom pulled</text:p>
      <text:p text:style-name="P2">up alongside me and hollered, “David, you are two minutes off the lead!”</text:p>
      <text:p text:style-name="P2">Roger that!</text:p>
      <text:p text:style-name="P2">I curled into an aerodynamic crouch and shot downhill at over 40 mph. My</text:p>
      <text:p text:style-name="P2">borrowed Griffin was equipped with aero bars and I leaned over them,</text:p>
      <text:p text:style-name="P2">focusing only on the white dotted line and my perfect form. When the road</text:p>
      <text:p text:style-name="P2">leveled off I went all out and kept my pace up around 27 mph. I had a Land</text:p>
      <text:p text:style-name="P2">Shark and his buddy on an industrial-sized hook, and was reeling them all</text:p>
      <text:p text:style-name="P2">the way in.</text:p>
      <text:p text:style-name="P2">Until my front tire blew.</text:p>
      <text:p text:style-name="P2">Before I had time to react, I was off the bike, somersaulting over the</text:p>
      <text:p text:style-name="P2">handlebars into space. I could see it happening in slow motion, but time sped</text:p>
      <text:p text:style-name="P2">back up when I crash landed on my right side and my shoulder crumpled</text:p>
      <text:p text:style-name="P2"><text:soft-page-break/>with blunt force. The side of my face skidded the asphalt until I stopped</text:p>
      <text:p text:style-name="P2">moving, and I rolled onto my back in shock. My mother slammed on her</text:p>
      <text:p text:style-name="P2">brakes, leapt from the car, and rushed over. I was bleeding in five places, but</text:p>
      <text:p text:style-name="P2">nothing felt broken. Except my helmet, which was cracked in two, my</text:p>
      <text:p text:style-name="P2">sunglasses, which were shattered, and my bicycle.</text:p>
      <text:p text:style-name="P2">I’d run over a bolt that pierced the tire, tube, and rim. I didn’t pay attention</text:p>
      <text:p text:style-name="P2">to my road rash, the pain in my shoulder, or the blood dribbling down my</text:p>
      <text:p text:style-name="P2">elbow and cheek. All I thought about was that bicycle. Once again, I was</text:p>
      <text:p text:style-name="P2">underprepared! I had no spare parts and didn’t have any clue how to change</text:p>
      <text:p text:style-name="P2">a tube or a tire. I had rented a back-up bicycle which was in my mom’s</text:p>
      <text:p text:style-name="P2">rental car, but it was a heavy, slow piece of shit compared to that Griffin. It</text:p>
      <text:p text:style-name="P2">didn’t even have clip in pedals, so I called for the official race mechanics to</text:p>
      <text:p text:style-name="P2">assess the Griffin. As we waited, seconds piled up into twenty precious</text:p>
      <text:p text:style-name="P2">minutes and when mechanics arrived, they didn’t have supplies to fix my</text:p>
      <text:p text:style-name="P2">front wheel either, so I hopped on my clunky back-up and kept rolling.</text:p>
      <text:p text:style-name="P2">I tried not to think of bad luck and missed opportunities. I needed to finish</text:p>
      <text:p text:style-name="P2">strong and get myself within striking distance by the end of the day, because</text:p>
      <text:p text:style-name="P2">day three would bring a double marathon, and I was convinced that I was the</text:p>
      <text:p text:style-name="P2">best runner in the field. Sixteen miles from the finish line, the bike mechanic</text:p>
      <text:p text:style-name="P2">tracked me down. He’d repaired my Griffin! I switched out my hardware for</text:p>
      <text:p text:style-name="P2">the second time and made up eight minutes on the leaders, finishing the day</text:p>
      <text:p text:style-name="P2">in third place, twenty-two minutes off the lead.</text:p>
      <text:p text:style-name="P2">I crafted a simple strategy for day three. Go out hard and build up a fat</text:p>
      <text:p text:style-name="P2">cushion over Gary and the Land Shark so that when I hit the inevitable wall,</text:p>
      <text:p text:style-name="P2">I’d have enough distance to maintain the overall lead all the way to the finish</text:p>
      <text:p text:style-name="P2">line. In other words, I didn’t have any strategy at all.</text:p>
      <text:p text:style-name="P2">I began my run at Boston Marathon qualifying pace. I pushed hard because I</text:p>
      <text:p text:style-name="P2">wanted my competitors to hear my splits and forfeit their souls as I built that</text:p>
      <text:p text:style-name="P2">big lead I’d anticipated. I knew I would blow up somewhere. That’s ultra</text:p>
      <text:p text:style-name="P2">life. I just hoped it would happen late enough in the race that Gary and the</text:p>
      <text:p text:style-name="P2">Land Shark would be content to race one another for second and give up all</text:p>
      <text:p text:style-name="P2">hope of winning the overall title.</text:p>
      <text:p text:style-name="P2">Didn’t happen quite like that.</text:p>
      <text:p text:style-name="P2">At mile thirty-five I was already in agony and walking more than I was</text:p>
      <text:p text:style-name="P2">running. By mile forty, I watched both enemy vehicles pull up so their crew</text:p>
      <text:p text:style-name="P2">chiefs could peep my form. I was showing a ton of weakness, which gave</text:p>
      <text:p text:style-name="P2">Gary and the Land Shark ammunition. The miles mounted too slowly. I</text:p>
      <text:p text:style-name="P2">hemorrhaged time. Luckily, by mile forty-five, Gary had blown up too, but</text:p>
      <text:p text:style-name="P2">the Land Shark was rock solid, still on my ass, and I didn’t have anything</text:p>
      <text:p text:style-name="P2">left to fight him off. Instead, as I suffered and staggered toward downtown</text:p>
      <text:p text:style-name="P2">Kona, my lead evaporated.</text:p>
      <text:p text:style-name="P2">In the end, the Land Shark taught me a vital lesson. From day one, he had</text:p>
      <text:p text:style-name="P2">run his own race. My early burst on day three didn’t faze him. He welcomed</text:p>
      <text:p text:style-name="P2">it as the ill-conceived strategy that it was, focused on his own pace, waited</text:p>
      <text:p text:style-name="P2">me out, and took my soul. I was the first athlete to cross the finish line of the</text:p>
      <text:p text:style-name="P2">Ultraman that year, but as far as the clock was concerned I was no</text:p>
      <text:p text:style-name="P2">champion. While I came in first place on the run, I lost the overall race by</text:p>
      <text:p text:style-name="P2">ten minutes and took second place. The Land Shark was crowned Ultraman!</text:p>
      <text:p text:style-name="P2">I watched him celebrate knowing exactly how I’d wasted an opportunity to</text:p>
      <text:p text:style-name="P2"><text:soft-page-break/>win. I’d lost my vantage point. I’d never evaluated the race strategically and</text:p>
      <text:p text:style-name="P2">didn’t have any backstops in place. Backstops are a versatile tool that I</text:p>
      <text:p text:style-name="P2">employ in all facets of my life. I was lead navigator when I operated in Iraq</text:p>
      <text:p text:style-name="P2">with the SEAL Teams, and “backstop” is a navigation term. It’s the mark I</text:p>
      <text:p text:style-name="P2">made on my map. An alert that we’d missed a turn or veered off course.</text:p>
      <text:p text:style-name="P2">Let’s say you’re navigating through the woods and you have to go one click</text:p>
      <text:p text:style-name="P2">toward a ridgeline, then make a turn. In the military, we would do a map</text:p>
      <text:p text:style-name="P2">study ahead of time and mark that turn on our maps, and another point about</text:p>
      <text:p text:style-name="P2">200 meters past that turn, and a third an additional 150 meters past the</text:p>
      <text:p text:style-name="P2">second mark. Those last two marks are your backstops. Typically, I used</text:p>
      <text:p text:style-name="P2">terrain features, like roads, creeks, a giant cliff in the countryside, or</text:p>
      <text:p text:style-name="P2">landmark buildings in an urban setting, so that when we hit them I knew</text:p>
      <text:p text:style-name="P2">we’d gone off course. That’s what backstops are for, to tell you to turn</text:p>
      <text:p text:style-name="P2">around, reassess, and take an alternative route to accomplish the same</text:p>
      <text:p text:style-name="P2">mission. I never left our base in Iraq without having three exit strategies. A</text:p>
      <text:p text:style-name="P2">primary route and two others, pinned to backstops, we could fall back to if</text:p>
      <text:p text:style-name="P2">our main route became compromised.</text:p>
      <text:p text:style-name="P2">On day three of Ultraman, I tried to win with sheer will. I was all motor, no</text:p>
      <text:p text:style-name="P2">intellect. I didn’t evaluate my condition, respect my opponents’ heart, or</text:p>
      <text:p text:style-name="P2">manage the clock well enough. I had no primary strategy, let alone</text:p>
      <text:p text:style-name="P2">alternative avenues to victory, and therefore I had no idea where to employ</text:p>
      <text:p text:style-name="P2">backstops. In retrospect I should have paid more attention to my own clock,</text:p>
      <text:p text:style-name="P2">and my backstops should have been placed on my split times. When I saw</text:p>
      <text:p text:style-name="P2">how fast I was running that first marathon, I should have been alarmed and</text:p>
      <text:p text:style-name="P2">eased off the gas. A slower first marathon may have left me with enough</text:p>
      <text:p text:style-name="P2">energy to drop the hammer once we were back in the lava fields on the</text:p>
      <text:p text:style-name="P2">Ironman course, heading toward the finish line. That’s when you take</text:p>
      <text:p text:style-name="P2">someone’s soul—at the end of a race, not at the beginning. I’d raced hard,</text:p>
      <text:p text:style-name="P2">but if I’d run smarter and handled the bike situation better, I would have</text:p>
      <text:p text:style-name="P2">given myself a better chance to win.</text:p>
      <text:p text:style-name="P2">Still, coming in second place at Ultraman was no disaster. I raised good</text:p>
      <text:p text:style-name="P2">money for families in need and booked more positive ink for the SEALs in</text:p>
      <text:p text:style-name="P2">Triathlete and Competitor magazines. Navy brass took notice. One morning,</text:p>
      <text:p text:style-name="P2">I was called into a meeting with Admiral Ed Winters, a two-star Admiral and</text:p>
      <text:p text:style-name="P2">the top man at Naval Special Warfare Command. When you’re an enlisted</text:p>
      <text:p text:style-name="P2">guy and hear an Admiral wants a word, your ass sort of puckers up. He</text:p>
      <text:p text:style-name="P2">wasn’t supposed to seek me out. There was a chain of command in place</text:p>
      <text:p text:style-name="P2">specifically to prevent conversations between Rear Admirals and enlisted</text:p>
      <text:p text:style-name="P2">men like me. Without any warning that was all out the window, and I had a</text:p>
      <text:p text:style-name="P2">feeling it was my own fault.</text:p>
      <text:p text:style-name="P2">Thanks to the positive media I’d generated, I had received orders to join the</text:p>
      <text:p text:style-name="P2">recruitment division in 2007, and by the time I was ordered into the</text:p>
      <text:p text:style-name="P2">Admiral’s office I’d done plenty of public speaking on behalf of the Navy</text:p>
      <text:p text:style-name="P2">SEALs. But I was different than most of the other recruiters. I didn’t just</text:p>
      <text:p text:style-name="P2">parrot the Navy’s script. I always included my own life story, off the cuff. As</text:p>
      <text:p text:style-name="P2">I waited outside the Admiral’s office I closed my eyes and flipped through</text:p>
      <text:p text:style-name="P2">memory files, searching for when and how I’d overstepped and embarrassed</text:p>
      <text:p text:style-name="P2">the SEALs. I was the picture of tension, sitting stiff and alert, sweating</text:p>
      <text:p text:style-name="P2">through my uniform when he opened the door to his office.</text:p>
      <text:p text:style-name="P2"><text:soft-page-break/>“Goggins,” he said, “good to see you, come on in.” I opened my eyes,</text:p>
      <text:p text:style-name="P2">followed him inside, and stood straight as an arrow, locked at attention. “Sit</text:p>
      <text:p text:style-name="P2">down,” he said with a smile, gesturing to a chair facing his desk. I sat, but</text:p>
      <text:p text:style-name="P2">maintained my posture and avoided all eye contact. Admiral Winters sized</text:p>
      <text:p text:style-name="P2">me up.</text:p>
      <text:p text:style-name="P2">He was in his late fifties, and though he appeared relaxed, he maintained</text:p>
      <text:p text:style-name="P2">perfect posture. To become an Admiral is to rise through the ranks of tens of</text:p>
      <text:p text:style-name="P2">thousands. He’d been a SEAL since 1981, was an Operations Officer at</text:p>
      <text:p text:style-name="P2">DEVGRU (Naval Special Warfare Development Group), and a Commander</text:p>
      <text:p text:style-name="P2">in Afghanistan and Iraq. At each stop he stood taller than the rest, and was</text:p>
      <text:p text:style-name="P2">among the strongest, smartest, shrewdest, and most charismatic men the</text:p>
      <text:p text:style-name="P2">Navy had ever seen. He also fit a certain standard. Admiral Winters was the</text:p>
      <text:p text:style-name="P2">ultimate insider, and I was as outside the box as you could get in the United</text:p>
      <text:p text:style-name="P2">States Navy.</text:p>
      <text:p text:style-name="P2">“Hey, relax,” he said, “you aren’t in any trouble. You’re doing a great job in</text:p>
      <text:p text:style-name="P2">recruiting.” He gestured to a file on his otherwise immaculate desk. It was</text:p>
      <text:p text:style-name="P2">filled with some of my clips. “You’re representing us really well. But there’s</text:p>
      <text:p text:style-name="P2">some men out there we need to do a better job of reaching out to, and I’m</text:p>
      <text:p text:style-name="P2">hoping you can help.”</text:p>
      <text:p text:style-name="P2">That’s when it finally hit me. A two-star Admiral needed my help.</text:p>
      <text:p text:style-name="P2">The trouble we faced as an organization, he said, was that we were terrible at</text:p>
      <text:p text:style-name="P2">recruiting African Americans into the SEAL Teams. I knew that already.</text:p>
      <text:p text:style-name="P2">Black people made up only 1 percent of all special forces, even though we</text:p>
      <text:p text:style-name="P2">are 13 percent of the general population. I was just the thirty-sixth African</text:p>
      <text:p text:style-name="P2">American ever to graduate BUD/S, and one of the reasons for that was we</text:p>
      <text:p text:style-name="P2">weren’t hitting the best places to recruit black men into the SEAL teams, and</text:p>
      <text:p text:style-name="P2">we didn’t have the right recruiters either. The military likes to think of itself</text:p>
      <text:p text:style-name="P2">as a pure meritocracy (it isn’t), which is why for decades this issue was</text:p>
      <text:p text:style-name="P2">ignored. I called Admiral Winters recently, and he had this to say about the</text:p>
      <text:p text:style-name="P2">problem, which was originally flagged by the Pentagon during the second</text:p>
      <text:p text:style-name="P2">Bush administration and sent to the Admiral’s desk to fix.</text:p>
      <text:p text:style-name="P2">“We were missing an opportunity to get great athletes into the teams and</text:p>
      <text:p text:style-name="P2">make the teams better,” he said, “and we had places we needed to send</text:p>
      <text:p text:style-name="P2">people where, if they looked like me, they would be compromised.”</text:p>
      <text:p text:style-name="P2">In Iraq, Admiral Winters made his name building elite counter terrorism</text:p>
      <text:p text:style-name="P2">forces. That’s one of the primary missions in special forces: to train allied</text:p>
      <text:p text:style-name="P2">military units so they can control social cancers like terrorism and drug</text:p>
      <text:p text:style-name="P2">trafficking and maintain stability within borders. By 2007, Al Qaeda had</text:p>
      <text:p text:style-name="P2">made inroads into Africa, allied with existing extremist networks including</text:p>
      <text:p text:style-name="P2">Boko Haram and al Shabaab, and there was talk of building up</text:p>
      <text:p text:style-name="P2">counterterrorism forces in Somalia, Chad, Nigeria, Mali, Cameroon, Burkina</text:p>
      <text:p text:style-name="P2">Faso, and Niger. Our operations in Niger made international news in 2018</text:p>
      <text:p text:style-name="P2">when four American special operations soldiers were killed in an ambush,</text:p>
      <text:p text:style-name="P2">drawing public scrutiny to the mission. But back in 2007, almost nobody</text:p>
      <text:p text:style-name="P2">knew we were about to get involved in West Africa, or that we lacked the</text:p>
      <text:p text:style-name="P2">personnel to get it done. As I sat in his office, what I heard was the time had</text:p>
      <text:p text:style-name="P2">finally come when we needed black people in special forces and our military</text:p>
      <text:p text:style-name="P2">leaders were clueless as to how to meet that need and entice more of us into</text:p>
      <text:p text:style-name="P2">the fold.</text:p>
      <text:p text:style-name="P2"><text:soft-page-break/>It was all new information to me. I didn’t know anything about the African</text:p>
      <text:p text:style-name="P2">threat. The only hostile terrain I knew about was in Afghanistan and Iraq.</text:p>
      <text:p text:style-name="P2">That is, until Admiral Winters dropped a whole new detail on me, and the</text:p>
      <text:p text:style-name="P2">military’s problem officially became my problem. I’d report to my Captain</text:p>
      <text:p text:style-name="P2">and the Admiral, he said, and hit the road, visiting ten to twelve cities at a</text:p>
      <text:p text:style-name="P2">time, with a goal of spiking recruiting numbers in the POC (people of color)</text:p>
      <text:p text:style-name="P2">category.</text:p>
      <text:p text:style-name="P2">We made the first stop on this new mission together. It was at Howard</text:p>
      <text:p text:style-name="P2">University, in Washington D.C., probably the best known historically black</text:p>
      <text:p text:style-name="P2">university in America. We’d dropped in to speak to the football team, and</text:p>
      <text:p text:style-name="P2">though I knew almost nothing about historically black colleges and</text:p>
      <text:p text:style-name="P2">universities, I knew students who attended them aren’t usually the type to</text:p>
      <text:p text:style-name="P2">think of the military as an optimal career choice. Thanks to our country’s</text:p>
      <text:p text:style-name="P2">history and the rampant racism that continues to this day, black political</text:p>
      <text:p text:style-name="P2">thought trends left of center at these institutions, and if you’re recruiting for</text:p>
      <text:p text:style-name="P2">the Navy SEALs, there are definitely better choices than the Howard</text:p>
      <text:p text:style-name="P2">University practice field to find a willing ear. But this new focus required</text:p>
      <text:p text:style-name="P2">work in hostile territory, not mass enthusiasm. We were looking for one or</text:p>
      <text:p text:style-name="P2">two great men at each stop.</text:p>
      <text:p text:style-name="P2">The Admiral and I walked onto the field, dressed in uniform, and I noted</text:p>
      <text:p text:style-name="P2">suspicion and disregard in the eyes of our audience. Admiral Winters had</text:p>
      <text:p text:style-name="P2">planned to introduce me, but our icy reception told me we had to go another</text:p>
      <text:p text:style-name="P2">way.</text:p>
      <text:p text:style-name="P2">“You were shy at first,” Admiral Winters remembered, “but when it was</text:p>
      <text:p text:style-name="P2">time to speak, you looked at me and said, ‘I got this, sir.’”</text:p>
      <text:p text:style-name="P2">I launched right into my life story. I told those athletes what I’ve already told</text:p>
      <text:p text:style-name="P2">you, and said we were looking for guys with heart. Men who knew it was</text:p>
      <text:p text:style-name="P2">going to be hard tomorrow and the day after that and welcomed every</text:p>
      <text:p text:style-name="P2">challenge. Men who wanted to become better athletes, and smarter and more</text:p>
      <text:p text:style-name="P2">capable in all aspects of their life. We wanted guys who craved honor and</text:p>
      <text:p text:style-name="P2">purpose and were open minded enough to face their deepest fears.</text:p>
      <text:p text:style-name="P2">“By the time you were done you could have heard a pin drop,” Admiral</text:p>
      <text:p text:style-name="P2">Winters recalled.</text:p>
      <text:p text:style-name="P2">From then on, I was given command of my own schedule and budget and</text:p>
      <text:p text:style-name="P2">leeway to operate, as long as I hit certain recruitment thresholds. I had to</text:p>
      <text:p text:style-name="P2">come up with my own material and knew that most people didn’t think they</text:p>
      <text:p text:style-name="P2">could ever become a Navy SEAL, so I broadened the message. I wanted</text:p>
      <text:p text:style-name="P2">everyone who heard me out to know that even if they didn’t walk in our</text:p>
      <text:p text:style-name="P2">direction they could still become more than they ever dreamed. I made sure</text:p>
      <text:p text:style-name="P2">to cover my life in its entirety so if anyone had any excuse, my story would</text:p>
      <text:p text:style-name="P2">void all that out. My main drive was to deliver hope that with or without the</text:p>
      <text:p text:style-name="P2">military anybody could change their life, so long as they kept an open mind,</text:p>
      <text:p text:style-name="P2">abandoned the path of least resistance, and sought out the difficult and most</text:p>
      <text:p text:style-name="P2">challenging tasks they could find. I was mining for diamonds in the rough</text:p>
      <text:p text:style-name="P2">like me.</text:p>
      <text:p text:style-name="P2">From 2007–2009, I was on the road for 250 days a year and spoke to</text:p>
      <text:p text:style-name="P2">500,000 people at high schools and universities. I spoke at inner city high</text:p>
      <text:p text:style-name="P2">schools in tough neighborhoods, at dozens of historically black colleges and</text:p>
      <text:p text:style-name="P2">universities, and at schools with all cultures, shapes, and shades well</text:p>
      <text:p text:style-name="P2"><text:soft-page-break/>represented. I’d come a long way from fourth grade, when I couldn’t stand</text:p>
      <text:p text:style-name="P2">up in front of a class of twenty kids and say my own name without</text:p>
      <text:p text:style-name="P2">stuttering.</text:p>
      <text:p text:style-name="P2">Teenagers are walking, talking bullshit detectors, but the kids who heard me</text:p>
      <text:p text:style-name="P2">speak bought into my message because everywhere I stopped, I also ran an</text:p>
      <text:p text:style-name="P2">ultra race and rolled my training runs and races into my overall recruitment</text:p>
      <text:p text:style-name="P2">strategy. I’d usually land in their town midweek, make my speeches, then</text:p>
      <text:p text:style-name="P2">run a race on Saturday and Sunday. In one stretch in 2007, I ran an ultra</text:p>
      <text:p text:style-name="P2">almost every weekend. There were fifty-mile races, 100-kilometer races,</text:p>
      <text:p text:style-name="P2">100-mile races, and longer ones too. I was all about spreading the Navy</text:p>
      <text:p text:style-name="P2">SEAL legend that I loved, and wanted to be true and living our ethos.</text:p>
      <text:p text:style-name="P2">Essentially, I had two full-time jobs. My schedule was jammed full, and</text:p>
      <text:p text:style-name="P2">while I know that having the flexibility to manage my own time contributed</text:p>
      <text:p text:style-name="P2">to my ability to train for and compete on the ultra circuit, I still put in fifty</text:p>
      <text:p text:style-name="P2">hours a week at work, clocking in every day from about 7:30 a.m. to 5:30</text:p>
      <text:p text:style-name="P2">p.m. My training hours came in addition to, not instead of, my work</text:p>
      <text:p text:style-name="P2">commitments.</text:p>
      <text:p text:style-name="P2">I appeared at upwards of forty-five schools every month, and after each</text:p>
      <text:p text:style-name="P2">appearance I had to file an After Action Report (AAR), detailing how many</text:p>
      <text:p text:style-name="P2">separate events (an auditorium speech, a workout, etc.) I organized, how</text:p>
      <text:p text:style-name="P2">many kids I spoke to, and how many of those were actually interested. These</text:p>
      <text:p text:style-name="P2">AARs went directly to my Captain and the Admiral.</text:p>
      <text:p text:style-name="P2">I learned quickly that I was my own best prop. Sometimes I’d dress in a</text:p>
      <text:p text:style-name="P2">SEAL t-shirt with a Trident on it, run fifty miles to a speaking engagement,</text:p>
      <text:p text:style-name="P2">and show up soaking wet. Or I would do push-ups for the first five minutes</text:p>
      <text:p text:style-name="P2">of my speech, or roll a pull-up bar out on stage and do pull-ups while I was</text:p>
      <text:p text:style-name="P2">talking. That’s right, the shit you see me do on social media isn’t new. I’ve</text:p>
      <text:p text:style-name="P2">been living this life for eleven years!</text:p>
      <text:p text:style-name="P2">Wherever I stopped, I invited the kids who were interested to come train</text:p>
      <text:p text:style-name="P2">with me before or after school, or crew on one of my ultra races. Word got</text:p>
      <text:p text:style-name="P2">out and soon the media—local television, print, and radio—showed up,</text:p>
      <text:p text:style-name="P2">especially if I was running between cities to get to the next gig. I had to be</text:p>
      <text:p text:style-name="P2">articulate, well groomed, and do well in the races I entered.</text:p>
      <text:p text:style-name="P2">I remember landing in Colorado the week of the legendary Leadville 100</text:p>
      <text:p text:style-name="P2">trail race. The school year had just started, and on my first night in Denver I</text:p>
      <text:p text:style-name="P2">mapped out the five schools on my roster in relation to the trails I wanted to</text:p>
      <text:p text:style-name="P2">hike and run. At each stop I’d invite the kids to train with me, but warn them</text:p>
      <text:p text:style-name="P2">that my day started early. At 3 a.m. I would drive to a trailhead, meet up with</text:p>
      <text:p text:style-name="P2">all the students who dared to show, and by 4 a.m. we’d begin power hiking</text:p>
      <text:p text:style-name="P2">up one of Colorado’s fifty-eight summits above 14,000-feet. Then we’d</text:p>
      <text:p text:style-name="P2">sprint down the mountain to strengthen our quads. At 9 a.m. I hit another</text:p>
      <text:p text:style-name="P2">school, and then another. After the bell rang, I worked out with the football,</text:p>
      <text:p text:style-name="P2">track, or swim teams at the schools I visited, then ran back into the</text:p>
      <text:p text:style-name="P2">mountains to train until sunset. All of that to recruit stud athletes and</text:p>
      <text:p text:style-name="P2">acclimatize for the highest altitude ultra marathon in the world.</text:p>
      <text:p text:style-name="P2">The race started at 4 a.m. on a Saturday, departing from the city of Leadville,</text:p>
      <text:p text:style-name="P2">a working-class ski town with frontier roots, and traversing a network of</text:p>
      <text:p text:style-name="P2">beautiful and harsh Rocky Mountain trails that range from 9,200 feet to</text:p>
      <text:p text:style-name="P2">12,600 feet in elevation. When I finished at 2 a.m. on Sunday, a teenager</text:p>
      <text:p text:style-name="P2"><text:soft-page-break/>from Denver who attended a school I’d visited a few days earlier was</text:p>
      <text:p text:style-name="P2">waiting for me at the finish line. I didn’t have a great race (I came in 14th</text:p>
      <text:p text:style-name="P2">place, rather than my typical top five), but I always made sure to finish</text:p>
      <text:p text:style-name="P2">strong, and when I sprinted home he approached me with a wide smile and</text:p>
      <text:p text:style-name="P2">said, “I drove two hours just to see you finish!”</text:p>
      <text:p text:style-name="P2">The lesson: you never know who you’re affecting. My poor race results</text:p>
      <text:p text:style-name="P2">meant less than nothing to that young man because I’d helped open his eyes</text:p>
      <text:p text:style-name="P2">to a new world of possibility and capability that he sensed within himself.</text:p>
      <text:p text:style-name="P2">He’d followed me from his high school auditorium to Leadville because he</text:p>
      <text:p text:style-name="P2">was looking for absolute proof—my finishing the race—that it was possible</text:p>
      <text:p text:style-name="P2">to transcend the typical and become more, and as I cooled down and toweled</text:p>
      <text:p text:style-name="P2">off he asked me for tips so he could one day run all day and night through</text:p>
      <text:p text:style-name="P2">the mountains in his backyard.</text:p>
      <text:p text:style-name="P2">I have several stories like that. More than a dozen kids came out to pace and</text:p>
      <text:p text:style-name="P2">crew for me at the McNaughton Park Trail Race, a 150-miler held outside of</text:p>
      <text:p text:style-name="P2">Peoria, Illinois. Two dozen students trained with me in Minot, North Dakota.</text:p>
      <text:p text:style-name="P2">Together we ran the frozen tundra before sunrise in January when it was</text:p>
      <text:p text:style-name="P2">twenty below zero! Once I spoke at a school in a majority black</text:p>
      <text:p text:style-name="P2">neighborhood in Atlanta, and as I was leaving, a mother showed up with her</text:p>
      <text:p text:style-name="P2">two sons who had long dreamed of becoming Navy SEALs but kept it a</text:p>
      <text:p text:style-name="P2">secret because enlisting in the military wasn’t considered cool in their</text:p>
      <text:p text:style-name="P2">neighborhood. When summer vacation broke out, I flew them to San Diego</text:p>
      <text:p text:style-name="P2">to live and train with me. I woke their asses up at 4 a.m. and beat them down</text:p>
      <text:p text:style-name="P2">on the beach like they were in a junior version of First Phase. They did not</text:p>
      <text:p text:style-name="P2">enjoy themselves, but they learned the truth about what it takes to live the</text:p>
      <text:p text:style-name="P2">ethos. Wherever I went, whether the students were interested in a military</text:p>
      <text:p text:style-name="P2">career or not, they always asked if they had the same hardware I had. Could</text:p>
      <text:p text:style-name="P2">they run a hundred miles in one day? What would it take to reach their full</text:p>
      <text:p text:style-name="P2">potential? This is what I’d tell them:</text:p>
      <text:p text:style-name="P2">Our culture has become hooked on the quick-fix, the life hack, efficiency.</text:p>
      <text:p text:style-name="P2">Everyone is on the hunt for that simple action algorithm that nets maximum</text:p>
      <text:p text:style-name="P2">profit with the least amount of effort. There’s no denying this attitude may</text:p>
      <text:p text:style-name="P2">get you some of the trappings of success, if you’re lucky, but it will not lead</text:p>
      <text:p text:style-name="P2">to a calloused mind or self-mastery. If you want to master the mind and</text:p>
      <text:p text:style-name="P2">remove your governor, you’ll have to become addicted to hard work.</text:p>
      <text:p text:style-name="P2">Because passion and obsession, even talent, are only useful tools if you have</text:p>
      <text:p text:style-name="P2">the work ethic to back them up.</text:p>
      <text:p text:style-name="P2">My work ethic is the single most important factor in all of my</text:p>
      <text:p text:style-name="P2">accomplishments. Everything else is secondary, and when it comes to hard</text:p>
      <text:p text:style-name="P2">work, whether in the gym or on the job, The 40% Rule applies. To me, a</text:p>
      <text:p text:style-name="P2">forty-hour work week is a 40 percent effort. It may be satisfactory, but that’s</text:p>
      <text:p text:style-name="P2">another word for mediocrity. Don’t settle for a forty-hour work week. There</text:p>
      <text:p text:style-name="P2">are 168 hours in a week! That means you have the hours to put in that extra</text:p>
      <text:p text:style-name="P2">time at work without skimping on your exercise. It means streamlining your</text:p>
      <text:p text:style-name="P2">nutrition, spending quality time with your wife and kids. It means scheduling</text:p>
      <text:p text:style-name="P2">your life like you’re on a twenty-four-hour mission every single day.</text:p>
      <text:p text:style-name="P2">The number one excuse I hear from people as to why they don’t work out as</text:p>
      <text:p text:style-name="P2">much as they want to is that they don’t have time. Look, we all have work</text:p>
      <text:p text:style-name="P2">obligations, none of us want to lose sleep, and you’ll need time with the</text:p>
      <text:p text:style-name="P2"><text:soft-page-break/>family or they’ll trip the fuck out. I get it, and if that’s your situation, you</text:p>
      <text:p text:style-name="P2">must win the morning.</text:p>
      <text:p text:style-name="P2">When I was full-time with the SEALs I maximized the dark hours before</text:p>
      <text:p text:style-name="P2">dawn. When my wife was sleeping, I would bang out a six- to ten-mile run.</text:p>
      <text:p text:style-name="P2">My gear was all laid out the night before, my lunch was packed, and my</text:p>
      <text:p text:style-name="P2">work clothes were in my locker at work where I’d shower before my day</text:p>
      <text:p text:style-name="P2">started at 7:30 a.m. On a typical day, I’d be out the door for my run just after</text:p>
      <text:p text:style-name="P2">4 a.m. and back by 5:15 a.m. Since that wasn’t enough for me, and because</text:p>
      <text:p text:style-name="P2">we only owned one car, I rode my bike (I finally got my own shit!) twentyfive miles to work. I’d work from 7:30 a.m. to noon, and eat at my desk</text:p>
      <text:p text:style-name="P2">before or after my lunch break. During the lunch hour I’d hit the gym or do a</text:p>
      <text:p text:style-name="P2">four- to six-mile beach run, work the afternoon shift and hop on my bike for</text:p>
      <text:p text:style-name="P2">the twenty-five-mile ride home. By the time I was home at 7 p.m., I’d have</text:p>
      <text:p text:style-name="P2">run about fifteen miles, rocked fifty miles on the bike, and put in a full day at</text:p>
      <text:p text:style-name="P2">the office. I was always home for dinner and in bed by 10 p.m. so I could do</text:p>
      <text:p text:style-name="P2">it all over again the next day. On Saturdays I’d sleep in until 7 a.m., hit a</text:p>
      <text:p text:style-name="P2">three-hour workout, and spend the rest of the weekend with Kate. If I didn’t</text:p>
      <text:p text:style-name="P2">have a race, Sundays were my active recovery days. I’d do an easy ride at a</text:p>
      <text:p text:style-name="P2">low heart rate, keeping my pulse below 110 beats per minute to stimulate</text:p>
      <text:p text:style-name="P2">healthy blood flow.</text:p>
      <text:p text:style-name="P2">Maybe you think I’m a special case or an obsessive maniac. Fine, I won’t</text:p>
      <text:p text:style-name="P2">argue with you. But what about my friend Mike? He’s a big-time financial</text:p>
      <text:p text:style-name="P2">advisor in New York City. His job is high pressure and his work day is a hell</text:p>
      <text:p text:style-name="P2">of a lot longer than eight hours. He has a wife and two kids, and he’s an ultra</text:p>
      <text:p text:style-name="P2">runner. Here’s how he does it. He wakes up at 4 a.m. every weekday, runs</text:p>
      <text:p text:style-name="P2">sixty to ninety minutes each morning while his family is still snoozing, rides</text:p>
      <text:p text:style-name="P2">a bike to work and back and does a quick thirty-minute treadmill run after he</text:p>
      <text:p text:style-name="P2">gets home. He goes out for longer runs on weekends, but he minimizes its</text:p>
      <text:p text:style-name="P2">impact on his family obligations.</text:p>
      <text:p text:style-name="P2">He’s high-powered, wealthy as fuck, and could easily maintain his status quo</text:p>
      <text:p text:style-name="P2">with less effort and enjoy the sweet fruits of his labors, but he finds a way to</text:p>
      <text:p text:style-name="P2">stay hard because his labors are his sweetest fruits. And he makes time to get</text:p>
      <text:p text:style-name="P2">it all in by minimizing the amount of bullshit clogging his schedule. His</text:p>
      <text:p text:style-name="P2">priorities are clear, and he remains dedicated to his priorities. I’m not talking</text:p>
      <text:p text:style-name="P2">about general priorities here either. Each hour of his week is dedicated to a</text:p>
      <text:p text:style-name="P2">particular task and when that hour shows up in real time, he focuses 100</text:p>
      <text:p text:style-name="P2">percent on that task. That’s how I do it too, because that is the only way to</text:p>
      <text:p text:style-name="P2">minimize wasted hours.</text:p>
      <text:p text:style-name="P2">Evaluate your life in its totality! We all waste so much time doing</text:p>
      <text:p text:style-name="P2">meaningless bullshit. We burn hours on social media and watching</text:p>
      <text:p text:style-name="P2">television, which by the end of the year would add up to entire days and</text:p>
      <text:p text:style-name="P2">weeks if you tabulated time like you do your taxes. You should, because if</text:p>
      <text:p text:style-name="P2">you knew the truth you’d deactivate your Facebook account STAT, and cut</text:p>
      <text:p text:style-name="P2">your cable. When you find yourself having frivolous conversations or</text:p>
      <text:p text:style-name="P2">becoming ensnared in activities that don’t better you in any way, move the</text:p>
      <text:p text:style-name="P2">fuck on!</text:p>
      <text:p text:style-name="P2">For years I’ve lived like a monk. I don’t see or spend time with a lot of</text:p>
      <text:p text:style-name="P2">people. My circle is very tight. I post on social media once or twice a week</text:p>
      <text:p text:style-name="P2">and I never check anybody else’s feeds because I don’t follow anyone.</text:p>
      <text:p text:style-name="P2"><text:soft-page-break/>That’s just me. I’m not saying you need to be that unforgiving, because you</text:p>
      <text:p text:style-name="P2">and I probably don’t share the same goals. But I know you have goals too,</text:p>
      <text:p text:style-name="P2">and room for improvement, or you wouldn’t be reading my book, and I</text:p>
      <text:p text:style-name="P2">guarantee that if you audited your schedule you’d find time for more work</text:p>
      <text:p text:style-name="P2">and less bullshit.</text:p>
      <text:p text:style-name="P2">It’s up to you to find ways to eviscerate your bullshit. How much time do</text:p>
      <text:p text:style-name="P2">you spend at the dinner table talking about nothing after the meal is done?</text:p>
      <text:p text:style-name="P2">How many calls and texts do you send for no reason at all? Look at your</text:p>
      <text:p text:style-name="P2">whole life, list your obligations and tasks. Put a time stamp on them. How</text:p>
      <text:p text:style-name="P2">many hours are required to shop, eat, and clean? How much sleep do you</text:p>
      <text:p text:style-name="P2">need? What’s your commute like? Can you make it there under your own</text:p>
      <text:p text:style-name="P2">power? Block everything into windows of time, and once your day is</text:p>
      <text:p text:style-name="P2">scheduled out, you’ll know how much flexibility you have to exercise on a</text:p>
      <text:p text:style-name="P2">given day and how to maximize it.</text:p>
      <text:p text:style-name="P2">Perhaps you aren’t looking to get fit, but have been dreaming of starting a</text:p>
      <text:p text:style-name="P2">business of your own, or have always wanted to learn a language or an</text:p>
      <text:p text:style-name="P2">instrument you’re obsessed with. Fine, the same rule applies. Analyze your</text:p>
      <text:p text:style-name="P2">schedule, kill your empty habits, burn out the bullshit, and see what’s left. Is</text:p>
      <text:p text:style-name="P2">it one hour per day? Three? Now maximize that shit. That means listing your</text:p>
      <text:p text:style-name="P2">prioritized tasks every hour of the day. You can even narrow it down to</text:p>
      <text:p text:style-name="P2">fifteen-minute windows, and don’t forget to include backstops in your dayto-day schedule. Remember how I forgot to include backstops in my race</text:p>
      <text:p text:style-name="P2">plan at Ultraman? You need backstops in your day-to-day schedule too. If</text:p>
      <text:p text:style-name="P2">one task bleeds into overtime, make sure you know it, and begin to transition</text:p>
      <text:p text:style-name="P2">into your next prioritized task straight away. Use your smartphone for</text:p>
      <text:p text:style-name="P2">productivity hacks, not click bait. Turn on your calendar alerts. Have those</text:p>
      <text:p text:style-name="P2">alarms set.</text:p>
      <text:p text:style-name="P2">If you audit your life, skip the bullshit, and use backstops, you’ll find time to</text:p>
      <text:p text:style-name="P2">do everything you need and want to do. But remember that you also need</text:p>
      <text:p text:style-name="P2">rest, so schedule that in. Listen to your body, sneak in those ten- to twentyminute power naps when necessary, and take one full rest day per week. If</text:p>
      <text:p text:style-name="P2">it’s a rest day, truly allow your mind and body to relax. Turn your phone off.</text:p>
      <text:p text:style-name="P2">Keep the computer shut down. A rest day means you should be relaxed,</text:p>
      <text:p text:style-name="P2">hanging with friends or family, and eating and drinking well, so you can</text:p>
      <text:p text:style-name="P2">recharge and get back at it. It’s not a day to lose yourself in technology or</text:p>
      <text:p text:style-name="P2">stay hunched at your desk in the form of a damn question mark.</text:p>
      <text:p text:style-name="P2">The whole point of the twenty-four-hour mission is to keep up a</text:p>
      <text:p text:style-name="P2">championship pace, not for a season or a year, but for your entire life! That</text:p>
      <text:p text:style-name="P2">requires quality rest and recovery time. Because there is no finish line. There</text:p>
      <text:p text:style-name="P2">is always more to learn, and you will always have weaknesses to strengthen</text:p>
      <text:p text:style-name="P2">if you want to become as hard as woodpecker lips. Hard enough to hammer</text:p>
      <text:p text:style-name="P2">countless miles, and finish that shit strong!</text:p>
      <text:p text:style-name="P2">* * *</text:p>
      <text:p text:style-name="P2">In 2008, I was back in Kona for the Ironman World Championships. I was in</text:p>
      <text:p text:style-name="P2">peak visibility mode for the Navy SEALs, and Commander Keith Davids,</text:p>
      <text:p text:style-name="P2">one of the best athletes I ever saw in the SEAL teams, and I were slated to</text:p>
      <text:p text:style-name="P2">do the race. The NBC Sports broadcast tracked our every move and turned</text:p>
      <text:p text:style-name="P2">our race within the race into a feature the announcers could cut to between</text:p>
      <text:p text:style-name="P2">clocking the main contenders.</text:p>
      <text:p text:style-name="P2"><text:soft-page-break/>Our entrance was straight out of a Hollywood pitch meeting. While most</text:p>
      <text:p text:style-name="P2">athletes were deep into their pre-race rituals and getting psyched up for the</text:p>
      <text:p text:style-name="P2">longest day of their racing lives, we buzzed overhead in a C-130, jumped</text:p>
      <text:p text:style-name="P2">from 1,500 feet, and parachuted into the water, where we were scooped up</text:p>
      <text:p text:style-name="P2">by a Zodiac and motored to shore just four minutes before the gun. That was</text:p>
      <text:p text:style-name="P2">barely enough time for a blast of energy gel, a swig of water, and to change</text:p>
      <text:p text:style-name="P2">into our Navy SEAL triathlon suits.</text:p>
      <text:p text:style-name="P2">You know by now that I’m slow in the water, and Davids destroyed my ass</text:p>
      <text:p text:style-name="P2">on the 2.4-mile swim. I’m just as strong as he is on a bicycle, but my lower</text:p>
      <text:p text:style-name="P2">back tightened up that day and at the halfway point I had to stop and stretch</text:p>
      <text:p text:style-name="P2">out. By the time I coasted into the transition area after a 112-mile bike ride,</text:p>
      <text:p text:style-name="P2">Davids had thirty minutes on me, and early on in the marathon, I didn’t do a</text:p>
      <text:p text:style-name="P2">great job of getting any of it back. My body was rebelling and I had to walk</text:p>
      <text:p text:style-name="P2">those early miles, but I stayed in the fight, and at mile ten found a rhythm</text:p>
      <text:p text:style-name="P2">and started clipping time. Somewhere ahead of me Davids blew up, and I</text:p>
      <text:p text:style-name="P2">inched closer. For a few miles I could see him plodding in the distance,</text:p>
      <text:p text:style-name="P2">suffering in those lava fields, heat shimmering off the asphalt in sheets. I</text:p>
      <text:p text:style-name="P2">knew he wanted to beat me because he was a proud man. He was an Officer,</text:p>
      <text:p text:style-name="P2">a great operator, and a stud athlete. I wanted to beat him too. That’s how</text:p>
      <text:p text:style-name="P2">Navy SEALs are wired, and I could have blown by him, but as I got closer I</text:p>
      <text:p text:style-name="P2">told myself to humble up. I caught him with just over two miles to go. He</text:p>
      <text:p text:style-name="P2">looked at me with a mix of respect and hilarious exasperation.</text:p>
      <text:p text:style-name="P2">“Fucking Goggins,” he said with a smile. We’d jumped into the water</text:p>
      <text:p text:style-name="P2">together, started the race together, and we were gonna finish this thing</text:p>
      <text:p text:style-name="P2">together. We ran side by side for the final two miles, crossed the finish line,</text:p>
      <text:p text:style-name="P2">and hugged it out. It was terrific fucking television.</text:p>
      <text:p text:style-name="P2">At the Kona Ironman finish line with Keith Davids</text:p>
      <text:p text:style-name="P2">* * *</text:p>
      <text:p text:style-name="P2">Everything was going well in my life. My career was spit-shined and</text:p>
      <text:p text:style-name="P2">gleaming, I’d made a name for myself in the sports world, and I had plans to</text:p>
      <text:p text:style-name="P2">get back onto the battlefield like a Navy SEAL should. But sometimes, even</text:p>
      <text:p text:style-name="P2">when you are doing everything right in life, shit storms appear and multiply.</text:p>
      <text:p text:style-name="P2">Chaos can and will descend without warning, and when (not if) that happens,</text:p>
      <text:p text:style-name="P2">there won’t be anything you can do to stop it.</text:p>
      <text:p text:style-name="P2">If you’re fortunate, the issues or injuries are relatively minor, and when</text:p>
      <text:p text:style-name="P2">those incidents crop up it’s on you to adjust and stay after it. If you get</text:p>
      <text:p text:style-name="P2">injured or other complications arise that prevent you from working on your</text:p>
      <text:p text:style-name="P2">primary passion, refocus your energy elsewhere. The activities we pursue</text:p>
      <text:p text:style-name="P2">tend to be our strengths because its fun to do what we’re great at. Very few</text:p>
      <text:p text:style-name="P2">people enjoy working on their weaknesses, so if you’re a terrific runner with</text:p>
      <text:p text:style-name="P2">a knee injury that will prevent you from running for twelve weeks, that is a</text:p>
      <text:p text:style-name="P2">great time to get into yoga, increasing your flexibility and your overall</text:p>
      <text:p text:style-name="P2">strength, which will make you a better and less injury-prone athlete. If</text:p>
      <text:p text:style-name="P2">you’re a guitar player with a broken hand, sit down at the keys and use your</text:p>
      <text:p text:style-name="P2">one good hand to become a more versatile musician. The point is not to</text:p>
      <text:p text:style-name="P2">allow a setback to shatter our focus, or our detours to dictate our mindset.</text:p>
      <text:p text:style-name="P2">Always be ready to adjust, recalibrate, and stay after it to become better,</text:p>
      <text:p text:style-name="P2">somehow.</text:p>
      <text:p text:style-name="P2">The sole reason I work out like I do isn’t to prepare for and win ultra races. I</text:p>
      <text:p text:style-name="P2"><text:soft-page-break/>don’t have an athletic motive at all. It’s to prepare my mind for life itself.</text:p>
      <text:p text:style-name="P2">Life will always be the most grueling endurance sport, and when you train</text:p>
      <text:p text:style-name="P2">hard, get uncomfortable, and callous your mind, you will become a more</text:p>
      <text:p text:style-name="P2">versatile competitor, trained to find a way forward no matter what. Because</text:p>
      <text:p text:style-name="P2">there will be times when the shit life throws at you isn’t minor at all.</text:p>
      <text:p text:style-name="P2">Sometimes life hits you dead in the fucking heart.</text:p>
      <text:p text:style-name="P2">My two-year stint on recruitment detail was due to end in 2009, and while I</text:p>
      <text:p text:style-name="P2">enjoyed my time inspiring the next gen, I was looking forward to getting</text:p>
      <text:p text:style-name="P2">back out and operating in the field. But before I left my post I planned one</text:p>
      <text:p text:style-name="P2">more big splash. I would ride a bicycle from the beach in San Diego to</text:p>
      <text:p text:style-name="P2">Annapolis, Maryland, in a legendary endurance road race, the Race Across</text:p>
      <text:p text:style-name="P2">America. The race was in June, so from January to May I spent all my free</text:p>
      <text:p text:style-name="P2">time on the bike. I woke up at 4 a.m. and rode 110 miles before work, then</text:p>
      <text:p text:style-name="P2">rode twenty to thirty miles home at the end of a long work day. On weekends</text:p>
      <text:p text:style-name="P2">I put in at least one 200-mile day, and averaged over 700 miles per week.</text:p>
      <text:p text:style-name="P2">The race would take about two weeks to complete, there would be very little</text:p>
      <text:p text:style-name="P2">sleep involved, and I wanted to be ready for the greatest athletic challenge of</text:p>
      <text:p text:style-name="P2">my entire life.</text:p>
      <text:p text:style-name="P2">My RAAM training log</text:p>
      <text:p text:style-name="P2">Then in early May everything capsized. Like a malfunctioning appliance, my</text:p>
      <text:p text:style-name="P2">heart went on the blink, almost overnight. For years my resting pulse rate</text:p>
      <text:p text:style-name="P2">was in the thirties. Suddenly it was in the seventies and eighties and any</text:p>
      <text:p text:style-name="P2">activity would spike it until I verged on collapse. It was as if I’d sprung a</text:p>
      <text:p text:style-name="P2">leak, and all my energy had been sucked from my body. A simple fiveminute bike ride would send my heart racing to 150 beats per minute. It</text:p>
      <text:p text:style-name="P2">pounded uncontrollably during a short walk up a single flight of stairs.</text:p>
      <text:p text:style-name="P2">At first I thought it was from overtraining and when I went to the doctor, he</text:p>
      <text:p text:style-name="P2">agreed, but scheduled an echocardiogram for me at Balboa Hospital just in</text:p>
      <text:p text:style-name="P2">case. When I went in for the test, the tech gelled up his all-knowing receiver</text:p>
      <text:p text:style-name="P2">and rolled it over my chest to get the angles he’d need while I lay on my left</text:p>
      <text:p text:style-name="P2">side, my head away from his monitor. He was a talker and kept bullshitting</text:p>
      <text:p text:style-name="P2">about a whole lot of nothing while he checked out all my chambers and</text:p>
      <text:p text:style-name="P2">valves. Everything looked solid, he said, until suddenly, forty-five minutes</text:p>
      <text:p text:style-name="P2">into the procedure, this chatty motherfucker stopped talking. Instead of his</text:p>
      <text:p text:style-name="P2">voice, I heard a lot of clicking and zooming. Then he left the room and</text:p>
      <text:p text:style-name="P2">reappeared with another tech a few minutes later. They clicked, zoomed, and</text:p>
      <text:p text:style-name="P2">whispered, but didn’t let me in on their big secret.</text:p>
      <text:p text:style-name="P2">When people in white coats are treating your heart as a puzzle to be solved</text:p>
      <text:p text:style-name="P2">right in front of you, it’s hard not to think that you’re probably pretty fucked</text:p>
      <text:p text:style-name="P2">up. Part of me wanted answers immediately, because I was scared as shit, but</text:p>
      <text:p text:style-name="P2">I didn’t want to be a bitch and show my cards, so I opted to stay calm and let</text:p>
      <text:p text:style-name="P2">the professionals work. Within a few minutes two other men walked into the</text:p>
      <text:p text:style-name="P2">room. One of them was a cardiologist. He took over the wand, rolled it on</text:p>
      <text:p text:style-name="P2">my chest, and peered into the monitor with one short nod. Then he patted me</text:p>
      <text:p text:style-name="P2">on the shoulder like I was his fucking intern, and said, “Okay, let’s talk.”</text:p>
      <text:p text:style-name="P2">“You have an Atrial Septal Defect,” he said as we stood in the hallway, his</text:p>
      <text:p text:style-name="P2">techs and nurses pacing back and forth, disappearing into and reappearing</text:p>
      <text:p text:style-name="P2">from rooms on either side of us. I stared straight ahead and said nothing until</text:p>
      <text:p text:style-name="P2">he realized I had no idea what the fuck he was talking about. “You have a</text:p>
      <text:p text:style-name="P2"><text:soft-page-break/>hole in your heart.” He scrunched his forehead and stroked his chin. “A</text:p>
      <text:p text:style-name="P2">pretty good-sized one too.”</text:p>
      <text:p text:style-name="P2">“Holes don’t just open in your heart, do they?”</text:p>
      <text:p text:style-name="P2">“No, no,” he said with a laugh, “you were born with it.”</text:p>
      <text:p text:style-name="P2">He went on to explain that the hole was in the wall between my right and left</text:p>
      <text:p text:style-name="P2">atria, which was a problem because when you have a hole between the</text:p>
      <text:p text:style-name="P2">chambers in your heart, oxygenated blood mixes with the non-oxygenated</text:p>
      <text:p text:style-name="P2">blood. Oxygen is an essential element that every single one of our cells</text:p>
      <text:p text:style-name="P2">needs to survive. According to the doctor, I was only supplying about half of</text:p>
      <text:p text:style-name="P2">the necessary oxygen my muscles and organs needed for optimal</text:p>
      <text:p text:style-name="P2">performance.</text:p>
      <text:p text:style-name="P2">That leads to swelling in the feet and abdomen, heart palpitations, and</text:p>
      <text:p text:style-name="P2">occasional bouts of shortness of breath. It certainly explained the fatigue I’d</text:p>
      <text:p text:style-name="P2">been feeling recently. It also impacts the lungs, he said, because it floods the</text:p>
      <text:p text:style-name="P2">pulmonary blood vessels with more blood than they can handle, which</text:p>
      <text:p text:style-name="P2">makes it much more difficult to recover from overexertion and illness. I</text:p>
      <text:p text:style-name="P2">flashed back to all the issues I had recovering after contracting double</text:p>
      <text:p text:style-name="P2">pneumonia during my first Hell Week. The fluid I had in my lungs never</text:p>
      <text:p text:style-name="P2">fully receded. During subsequent Hell Weeks, and after getting into ultras, I</text:p>
      <text:p text:style-name="P2">found myself hocking up phlegm during and after finishing races. Some</text:p>
      <text:p text:style-name="P2">nights, there was so much fluid in me I couldn’t sleep. I’d just sit up and spit</text:p>
      <text:p text:style-name="P2">phlegm into empty Gatorade bottles, wondering when that boring ritual</text:p>
      <text:p text:style-name="P2">would play itself out. Most people, when they become ultra obsessed, may</text:p>
      <text:p text:style-name="P2">deal with overuse injuries, but their cardiovascular system is finely tuned.</text:p>
      <text:p text:style-name="P2">Even though I was able to compete and accomplish so much with my broken</text:p>
      <text:p text:style-name="P2">body, I never felt that great. I’d learned to endure and overcome, and as the</text:p>
      <text:p text:style-name="P2">doctor continued to download the essentials I realized that for the first time</text:p>
      <text:p text:style-name="P2">in my entire life, I’d also been pretty fucking lucky. You know, the</text:p>
      <text:p text:style-name="P2">backhanded brand of luck where you have a hole in your heart, but are</text:p>
      <text:p text:style-name="P2">thanking God that it hasn’t killed you…yet.</text:p>
      <text:p text:style-name="P2">Because when you have an ASD like mine and you dive deep under water,</text:p>
      <text:p text:style-name="P2">gas bubbles, which are supposed to travel through the pulmonary blood</text:p>
      <text:p text:style-name="P2">vessels to be filtered through the lungs, might leak from that hole upon</text:p>
      <text:p text:style-name="P2">ascent, and recirculate as weaponized embolisms that can clog blood vessels</text:p>
      <text:p text:style-name="P2">in the brain and lead to a stroke, or block an artery to the heart, and cause</text:p>
      <text:p text:style-name="P2">cardiac arrest. It’s like diving with a dirty bomb floating inside you, never</text:p>
      <text:p text:style-name="P2">knowing when or where it might go off.</text:p>
      <text:p text:style-name="P2">I wasn’t alone in this fight. One out of every ten children are born with this</text:p>
      <text:p text:style-name="P2">same defect, but in most cases the hole closes on its own, and surgery isn’t</text:p>
      <text:p text:style-name="P2">required. In just under 2,000 American children each year, surgery is</text:p>
      <text:p text:style-name="P2">required, but is usually administered before a patient starts school, because</text:p>
      <text:p text:style-name="P2">there are better screening processes these days. Most people my age who</text:p>
      <text:p text:style-name="P2">were born with ASD left the hospital in their mothers’ arms and lived with a</text:p>
      <text:p text:style-name="P2">potential deadly problem without a clue. Until, like me, their heart started</text:p>
      <text:p text:style-name="P2">giving them trouble in their thirties. If I had ignored my warning signs, I</text:p>
      <text:p text:style-name="P2">could have dropped dead during a four-mile run.</text:p>
      <text:p text:style-name="P2">That’s why if you’re in the military and are diagnosed with an ASD, you</text:p>
      <text:p text:style-name="P2">can’t jump out of airplanes or scuba dive, and if anyone had known of my</text:p>
      <text:p text:style-name="P2">condition there is no way the Navy ever would have let me become a SEAL.</text:p>
      <text:p text:style-name="P2"><text:soft-page-break/>It’s astonishing I even made it through Hell Week, Badwater, or any of those</text:p>
      <text:p text:style-name="P2">other races.</text:p>
      <text:p text:style-name="P2">“I’m truly amazed you could do all you’ve done with this condition,” the</text:p>
      <text:p text:style-name="P2">doctor said.</text:p>
      <text:p text:style-name="P2">I nodded. He thought I was a medical marvel, some kind of outlier, or simply</text:p>
      <text:p text:style-name="P2">a gifted athlete blessed with amazing luck. To me, it was just further</text:p>
      <text:p text:style-name="P2">evidence that I didn’t owe my accomplishments to God-given talent or great</text:p>
      <text:p text:style-name="P2">genetics. I had a fucking hole in my heart! I was running on a tank</text:p>
      <text:p text:style-name="P2">perpetually half full, and that meant my life was absolute proof of what’s</text:p>
      <text:p text:style-name="P2">possible when someone dedicates themselves to harnessing the full power of</text:p>
      <text:p text:style-name="P2">the human mind.</text:p>
      <text:p text:style-name="P2">Three days later I was in surgery.</text:p>
      <text:p text:style-name="P2">And boy did the doctor fuck that one up. First off, the anesthesia didn’t take</text:p>
      <text:p text:style-name="P2">all the way, which meant I was half awake as the surgeon sliced into my</text:p>
      <text:p text:style-name="P2">inner thigh, inserted a catheter into my femoral artery, and once it reached</text:p>
      <text:p text:style-name="P2">my heart, deployed a helix patch through that catheter and moved it into</text:p>
      <text:p text:style-name="P2">place, supposedly patching the hole in my heart. Meanwhile, they had a</text:p>
      <text:p text:style-name="P2">camera down my throat, which I could feel as I gagged and struggled to</text:p>
      <text:p text:style-name="P2">endure the two-hour-long procedure. After all of that, my troubles were</text:p>
      <text:p text:style-name="P2">supposed to have been over. The doctor mentioned that it would take time</text:p>
      <text:p text:style-name="P2">for my heart tissue to grow around and seal the patch, but after a week he</text:p>
      <text:p text:style-name="P2">cleared me for light exercise.</text:p>
      <text:p text:style-name="P2">Roger that, I thought, as I dropped to the floor to do a set of push-ups as</text:p>
      <text:p text:style-name="P2">soon as I got home. Almost immediately my heart went into atrial</text:p>
      <text:p text:style-name="P2">fibrillation, also known as a-fib. My pulse spiked from 120 to 230, back to</text:p>
      <text:p text:style-name="P2">120 then up to 250. I felt dizzy and had to sit down as I stared at my heart</text:p>
      <text:p text:style-name="P2">rate monitor, while my breathing normalized. Once again my resting heart</text:p>
      <text:p text:style-name="P2">rate was in the eighties. In other words, nothing had changed. I called the</text:p>
      <text:p text:style-name="P2">cardiologist who tagged it a minor side effect and begged patience. I took</text:p>
      <text:p text:style-name="P2">him at his word and rested for a few more days then hopped on the bike for</text:p>
      <text:p text:style-name="P2">an easy ride home from work. At first all went well but after about fifteen</text:p>
      <text:p text:style-name="P2">miles, my heart went into a-fib once again. My pulse rate bounced from 120</text:p>
      <text:p text:style-name="P2">to 230 and back again across the imaginary graph in my mind’s eye with no</text:p>
      <text:p text:style-name="P2">rhythm whatsoever. Kate drove me straight to Balboa Hospital. After that</text:p>
      <text:p text:style-name="P2">visit, and second and third opinions, it was clear that the patch had either</text:p>
      <text:p text:style-name="P2">failed or was insufficient to cover the entire hole, and that I’d need a second</text:p>
      <text:p text:style-name="P2">heart surgery.</text:p>
      <text:p text:style-name="P2">The Navy didn’t want any part of that. They feared further complications</text:p>
      <text:p text:style-name="P2">and suggested I scale back my lifestyle, accept my new normal, and a</text:p>
      <text:p text:style-name="P2">retirement package. Yeah, right. Instead, I found a better doctor at Balboa</text:p>
      <text:p text:style-name="P2">who said we’d have to wait several months before we could even</text:p>
      <text:p text:style-name="P2">contemplate another heart surgery. In the meantime, I couldn’t jump or dive,</text:p>
      <text:p text:style-name="P2">and obviously couldn’t operate in the field, so I stayed in recruitment. It was</text:p>
      <text:p text:style-name="P2">a different life, no doubt, and I was tempted to feel sorry for myself. After</text:p>
      <text:p text:style-name="P2">all, this thing that hit me out of the clear blue changed the entire landscape of</text:p>
      <text:p text:style-name="P2">my military career, but I’d been training for life, not ultra races, and I</text:p>
      <text:p text:style-name="P2">refused to hang my head.</text:p>
      <text:p text:style-name="P2">I knew that if I maintained a victim’s mentality I wouldn’t get anything at all</text:p>
      <text:p text:style-name="P2">out of a fucked-up situation, and I didn’t want to sit home defeated all day</text:p>
      <text:p text:style-name="P2"><text:soft-page-break/>long. So I used the time to perfect my recruitment presentation. I wrote up</text:p>
      <text:p text:style-name="P2">sterling AARs and became much more detail oriented in my administrative</text:p>
      <text:p text:style-name="P2">work. Does that sound boring to you? Fuck yes, it was boring! But it was</text:p>
      <text:p text:style-name="P2">honest, necessary work, and I used it to keep my mind sharp for when the</text:p>
      <text:p text:style-name="P2">moment came that I’d be able to drop back into the fight for real.</text:p>
      <text:p text:style-name="P2">Or so I hoped.</text:p>
      <text:p text:style-name="P2">A full fourteen months after the first surgery, I was once again rolling</text:p>
      <text:p text:style-name="P2">through a hospital corridor on my back, staring at the fluorescent lights in</text:p>
      <text:p text:style-name="P2">the ceiling, headed to pre-op, with no guarantees. While the techs and nurses</text:p>
      <text:p text:style-name="P2">shaved me down and prepped me up, I thought about all I’d accomplished in</text:p>
      <text:p text:style-name="P2">the military and wondered, was it enough? If the docs couldn’t fix me this</text:p>
      <text:p text:style-name="P2">time would I be willing to retire, satisfied? That question lingered in my</text:p>
      <text:p text:style-name="P2">head until the anesthesiologist placed an oxygen mask over my face and</text:p>
      <text:p text:style-name="P2">counted down softly in my ear. Just before lights out, I heard the answer</text:p>
      <text:p text:style-name="P2">erupt from the abyss of my jet-black soul.</text:p>
      <text:p text:style-name="P2">Fuck no!</text:p>
      <text:p text:style-name="P2"/>
      <text:p text:style-name="P2">After second heart surgery</text:p>
      <text:p text:style-name="P2">CHALLENGE #8</text:p>
      <text:p text:style-name="P2">Schedule it in!</text:p>
      <text:p text:style-name="P2">It’s time to compartmentalize your day. Too many of us have become</text:p>
      <text:p text:style-name="P2">multitaskers, and that’s created a nation of half-asses. This will be a threeweek challenge. During week one, go about your normal schedule, but take</text:p>
      <text:p text:style-name="P2">notes. When do you work? Are you working nonstop or checking your</text:p>
      <text:p text:style-name="P2">phone (the Moment app will tell you)? How long are your meal breaks?</text:p>
      <text:p text:style-name="P2">When do you exercise, watch TV, or chat to friends? How long is your</text:p>
      <text:p text:style-name="P2">commute? Are you driving? I want you to get super detailed and document</text:p>
      <text:p text:style-name="P2">it all with timestamps. This will be your baseline, and you’ll find plenty of</text:p>
      <text:p text:style-name="P2">fat to trim. Most people waste four to five hours on a given day, and if you</text:p>
      <text:p text:style-name="P2">can learn to identify and utilize it, you’ll be on your way toward increased</text:p>
      <text:p text:style-name="P2">productivity.</text:p>
      <text:p text:style-name="P2">In week two, build an optimal schedule. Lock everything into place in</text:p>
      <text:p text:style-name="P2">fifteen- to thirty-minute blocks. Some tasks will take multiple blocks or</text:p>
      <text:p text:style-name="P2">entire days. Fine. When you work, only work on one thing at a time, think</text:p>
      <text:p text:style-name="P2">about the task in front of you and pursue it relentlessly. When it comes time</text:p>
      <text:p text:style-name="P2">for the next task on your schedule, place that first one aside, and apply the</text:p>
      <text:p text:style-name="P2">same focus.</text:p>
      <text:p text:style-name="P2">Make sure your meal breaks are adequate but not open-ended, and schedule</text:p>
      <text:p text:style-name="P2">in exercise and rest too. But when it’s time to rest, actually rest. No</text:p>
      <text:p text:style-name="P2">checking email or bullshitting on social media. If you are going to work</text:p>
      <text:p text:style-name="P2">hard you must also rest your brain.</text:p>
      <text:p text:style-name="P2">Make notes with timestamps in week two. You may still find some residual</text:p>
      <text:p text:style-name="P2">dead space. By week three, you should have a working schedule that</text:p>
      <text:p text:style-name="P2">maximizes your effort without sacrificing sleep. Post photos of your</text:p>
      <text:p text:style-name="P2">schedule, with the hashtags #canthurtme #talentnotrequired.</text:p>
      <text:p text:style-name="P2"/>
      <text:p text:style-name="P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Mangal1" svg:font-family="Manga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2.1.2$Windows_X86_64 LibreOffice_project/7bcb35dc3024a62dea0caee87020152d1ee96e71</meta:generator>
    <dc:date>2020-08-10T17:14:08.175000000</dc:date>
    <meta:editing-duration>PT2M44S</meta:editing-duration>
    <meta:editing-cycles>2</meta:editing-cycles>
    <meta:document-statistic meta:table-count="0" meta:image-count="0" meta:object-count="0" meta:page-count="16" meta:paragraph-count="772" meta:word-count="9860" meta:character-count="52668" meta:non-whitespace-character-count="43587"/>
  </office:meta>
</office:document-meta>
</file>